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10.056cm"/>
    </style:style>
    <style:style style:name="Table5.C" style:family="table-column">
      <style:table-column-properties style:column-width="2.704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10.056cm"/>
    </style:style>
    <style:style style:name="Table4.C" style:family="table-column">
      <style:table-column-properties style:column-width="2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3b889c"/>
    </style:style>
    <style:style style:name="P2" style:family="paragraph" style:parent-style-name="Standard">
      <style:paragraph-properties fo:line-height="115%"/>
      <style:text-properties fo:language="pt" fo:country="BR" fo:font-weight="normal" officeooo:rsid="0018252d" officeooo:paragraph-rsid="003b889c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18252d" officeooo:paragraph-rsid="003b889c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1aff17" officeooo:paragraph-rsid="003b889c" style:font-weight-asian="normal" style:font-weight-complex="normal"/>
    </style:style>
    <style:style style:name="P5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4f0a1c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rsid="001ef013" officeooo:paragraph-rsid="004ffce1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3e0367" officeooo:paragraph-rsid="004ffce1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8252d" officeooo:paragraph-rsid="00445976" style:font-size-asian="12pt" style:font-weight-asian="normal" style:font-size-complex="12pt" style:font-weight-complex="normal"/>
    </style:style>
    <style:style style:name="P9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4ffce1" style:font-name-asian="Times New Roman2" style:font-size-asian="12pt" style:language-asian="pt" style:country-asian="PT" style:font-name-complex="Arial1" style:font-size-complex="12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4ffce1" style:font-size-asian="4.34999990463257pt" style:font-weight-asian="bold" style:font-size-complex="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4ffce1" style:font-size-asian="14pt" style:font-weight-asian="bold" style:font-size-complex="15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4ffce1" style:font-size-asian="14pt" style:font-weight-asian="bold" style:font-size-complex="15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4ffce1" style:font-size-asian="14pt" style:font-weight-asian="bold" style:font-name-complex="Arial1" style:font-size-complex="14pt"/>
    </style:style>
    <style:style style:name="P14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44597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fo:font-weight="bold" officeooo:rsid="003b889c" officeooo:paragraph-rsid="003b889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fo:font-weight="bold" officeooo:rsid="010e8187" officeooo:paragraph-rsid="003b889c" style:font-weight-asian="bold" style:font-weight-complex="bold"/>
    </style:style>
    <style:style style:name="P17" style:family="paragraph" style:parent-style-name="Table_20_Contents">
      <style:paragraph-properties fo:line-height="115%" fo:text-align="justify" style:justify-single-word="false"/>
      <style:text-properties fo:language="pt" fo:country="BR" fo:font-weight="normal" officeooo:rsid="0018252d" officeooo:paragraph-rsid="004ffce1" style:font-weight-asian="normal" style:font-weight-complex="normal"/>
    </style:style>
    <style:style style:name="P18" style:family="paragraph" style:parent-style-name="Footnote">
      <style:paragraph-properties fo:margin-left="0cm" fo:margin-right="0cm" fo:text-indent="0cm" style:auto-text-indent="false"/>
    </style:style>
    <style:style style:name="P19" style:family="paragraph" style:parent-style-name="Footer">
      <style:paragraph-properties fo:line-height="115%" fo:text-align="center" style:justify-single-word="false"/>
      <style:text-properties fo:font-size="12pt" officeooo:paragraph-rsid="004ffce1" style:font-size-asian="12pt" style:font-size-complex="12pt"/>
    </style:style>
    <style:style style:name="P20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4ffce1"/>
    </style:style>
    <style:style style:name="P21" style:family="paragraph" style:parent-style-name="Heading_20_1">
      <style:paragraph-properties fo:text-align="end" style:justify-single-word="false"/>
      <style:text-properties fo:font-size="2pt" fo:language="pt" fo:country="BR" officeooo:paragraph-rsid="0051f3e1" style:font-size-asian="1.75pt" style:font-size-complex="2pt"/>
    </style:style>
    <style:style style:name="P22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51f3e1" officeooo:paragraph-rsid="0051f3e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Standard">
      <style:text-properties officeooo:paragraph-rsid="0051f3e1"/>
    </style:style>
    <style:style style:name="P24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51f3e1" style:font-size-asian="14pt" style:font-weight-asian="bold" style:font-size-complex="14pt"/>
    </style:style>
    <style:style style:name="P25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4ffce1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language="pt" fo:country="BR" officeooo:paragraph-rsid="0051f3e1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4ffce1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e0367" style:font-weight-asian="bold" style:font-weight-complex="bold"/>
    </style:style>
    <style:style style:name="T10" style:family="text">
      <style:text-properties fo:font-weight="bold" officeooo:rsid="001aff17" style:font-weight-asian="bold" style:font-weight-complex="bold"/>
    </style:style>
    <style:style style:name="T11" style:family="text">
      <style:text-properties fo:font-weight="bold" officeooo:rsid="009e69e1" style:font-weight-asian="bold" style:font-weight-complex="bold"/>
    </style:style>
    <style:style style:name="T12" style:family="text">
      <style:text-properties fo:font-weight="bold" officeooo:rsid="00522c63" style:font-weight-asian="bold" style:font-weight-complex="bold"/>
    </style:style>
    <style:style style:name="T13" style:family="text">
      <style:text-properties fo:font-weight="bold" officeooo:rsid="0105ce25" style:font-weight-asian="bold" style:font-weight-complex="bold"/>
    </style:style>
    <style:style style:name="T14" style:family="text">
      <style:text-properties fo:font-weight="bold" officeooo:rsid="009601ae" style:font-weight-asian="bold" style:font-weight-complex="bold"/>
    </style:style>
    <style:style style:name="T15" style:family="text">
      <style:text-properties fo:font-weight="bold" officeooo:rsid="004f5fa3" style:font-weight-asian="bold" style:font-weight-complex="bold"/>
    </style:style>
    <style:style style:name="T16" style:family="text">
      <style:text-properties officeooo:rsid="001aff17"/>
    </style:style>
    <style:style style:name="T17" style:family="text">
      <style:text-properties officeooo:rsid="0071dc56"/>
    </style:style>
    <style:style style:name="T18" style:family="text">
      <style:text-properties officeooo:rsid="00b7ab36"/>
    </style:style>
    <style:style style:name="T19" style:family="text">
      <style:text-properties officeooo:rsid="009e69e1"/>
    </style:style>
    <style:style style:name="T20" style:family="text">
      <style:text-properties officeooo:rsid="0105ce25"/>
    </style:style>
    <style:style style:name="T21" style:family="text">
      <style:text-properties officeooo:rsid="00522c63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e77ac1" style:font-size-asian="12pt" style:font-size-complex="12pt"/>
    </style:style>
    <style:style style:name="T24" style:family="text">
      <style:text-properties officeooo:rsid="003f10aa"/>
    </style:style>
    <style:style style:name="T25" style:family="text">
      <style:text-properties officeooo:rsid="0040768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7138_3419059282"/><text:placeholder text:placeholder-type="text">&lt;for each="student in (students or '')"&gt;</text:placeholder><text:bookmark-start text:name="__DdeLink__19674_940621452"/><text:bookmark-end text:name="__DdeLink__7138_3419059282"/></text:p>
      <text:p text:style-name="P14"><text:bookmark-start text:name="__DdeLink__26713_1788534173"/><text:bookmark-start text:name="__DdeLink__26721_1788534173"/><text:placeholder text:placeholder-type="text">&lt;if test="student.internal"&gt;</text:placeholder><text:bookmark-end text:name="__DdeLink__19674_940621452"/></text:p>
      <text:p text:style-name="P14">Não foi possível gerar a equivalência, pois só está disponível para os discentes que sairão de outra instituição para está.</text:p>
      <text:p text:style-name="P8"><text:placeholder text:placeholder-type="text">&lt;/if&gt;</text:placeholder><text:bookmark-end text:name="__DdeLink__26721_1788534173"/><text:bookmark-end text:name="__DdeLink__26713_1788534173"/><text:note text:id="ftn1" text:note-class="footnote"><text:note-citation>1</text:note-citation><text:note-body><text:p text:style-name="P18"/></text:note-body></text:note></text:p>
      <text:p text:style-name="P25"><text:placeholder text:placeholder-type="text">&lt;if test="student.external"&gt;</text:placeholder></text:p>
      <text:p text:style-name="P17"><text:bookmark-start text:name="__DdeLink__1790_3846985925"/><text:span text:style-name="T11"><text:placeholder text:placeholder-type="text" text:description="Nome">&lt;student.student.party.name&gt;</text:placeholder></text:span><text:span text:style-name="T19"><text:s/></text:span><text:span text:style-name="T24">transferido</text:span><text:span text:style-name="T25">(a)</text:span><text:span text:style-name="T24"> par</text:span><text:span text:style-name="T25">a</text:span><text:span text:style-name="T24"> esta instituição</text:span><text:span text:style-name="T20"> no ano lectivo </text:span><text:span text:style-name="T12"><text:placeholder text:placeholder-type="text" text:description="Nome">&lt;student.lective_year.name&gt;</text:placeholder></text:span><text:span text:style-name="T21">,</text:span><text:span text:style-name="T20"> </text:span><text:span text:style-name="T24">para o </text:span><text:span text:style-name="T20">nível acadêmico </text:span><text:span text:style-name="T10"><text:placeholder text:placeholder-type="text" text:description="Nível Académico">&lt;student.academic_level.name&gt;</text:placeholder></text:span><text:span text:style-name="T16">, </text:span><text:span text:style-name="T20">na área de </text:span><text:span text:style-name="T10"><text:placeholder text:placeholder-type="text" text:description="Área">&lt;student.area.name&gt;</text:placeholder></text:span><text:span text:style-name="T16">, </text:span><text:span text:style-name="T20">curso de </text:span><text:span text:style-name="T10"><text:placeholder text:placeholder-type="text" text:description="Curso">&lt;student.course.name&gt;</text:placeholder></text:span><text:span text:style-name="T16">, </text:span><text:span text:style-name="T24">pretendendo </text:span><text:span text:style-name="T20">frequentar a</text:span><text:span text:style-name="T24"> </text:span><text:span text:style-name="T20"><text:s/></text:span><text:bookmark-start text:name="__DdeLink__1052_25355265231"/><text:bookmark-start text:name="__DdeLink__1349_384698592533"/><text:bookmark-start text:name="__DdeLink__4734_40455917092"/><text:bookmark-start text:name="__DdeLink__3270_25355265231"/><text:span text:style-name="T13"><text:placeholder text:placeholder-type="text" text:description="Nome">&lt;student.course_classe.classe.name&gt;</text:placeholder></text:span><text:bookmark-end text:name="__DdeLink__1052_25355265231"/><text:bookmark-end text:name="__DdeLink__1349_384698592533"/><text:bookmark-end text:name="__DdeLink__4734_40455917092"/><text:bookmark-end text:name="__DdeLink__3270_25355265231"/><text:span text:style-name="T20"><text:s/>nesta</text:span><text:span text:style-name="T17"> instituição, </text:span><text:span text:style-name="T24">abaixo consta as equivalências efetuas com o plano de estudo do curso em questão</text:span><text:span text:style-name="T18">:</text:span></text:p>
      <text:p text:style-name="P2"><text:bookmark-start text:name="__DdeLink__7238_3419059282"/><text:bookmark text:name="__DdeLink__7457_3419059282"/><text:bookmark text:name="__DdeLink__1520_3419059282"/><text:bookmark-end text:name="__DdeLink__1790_3846985925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Classe</text:p>
          </table:table-cell>
          <table:table-cell table:style-name="Table5.A1" office:value-type="string">
            <text:p text:style-name="P15">Disciplina</text:p>
          </table:table-cell>
          <table:table-cell table:style-name="Table5.C1" office:value-type="string">
            <text:p text:style-name="P16">Nota</text:p>
          </table:table-cell>
        </table:table-row>
      </table:table>
      <text:p text:style-name="P3"><text:placeholder text:placeholder-type="text">&lt;for each="student_discipline in (discipline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149581371728">
          <table:table-cell table:style-name="Table4.A1" office:value-type="string">
            <text:p text:style-name="P4"><text:bookmark-start text:name="__DdeLink__2233_3492308957"/><text:placeholder text:placeholder-type="text" text:description="Grade">&lt;student_discipline[1]&gt;</text:placeholder><text:bookmark-end text:name="__DdeLink__2233_3492308957"/></text:p>
          </table:table-cell>
          <table:table-cell table:style-name="Table4.A1" office:value-type="string">
            <text:p text:style-name="P4"><text:placeholder text:placeholder-type="text" text:description="Grade">&lt;student_discipline[0]&gt;</text:placeholder></text:p>
          </table:table-cell>
          <table:table-cell table:style-name="Table4.C1" office:value-type="string">
            <text:p text:style-name="P4"><text:span text:style-name="T22"><text:placeholder text:placeholder-type="text" text:description="Grade">&lt;student_discipline[2]&gt;</text:placeholder></text:span><text:span text:style-name="T22"><text:s/></text:span><text:span text:style-name="T23">Valores</text:span></text:p>
          </table:table-cell>
        </table:table-row>
      </table:table>
      <text:p text:style-name="P3"><text:placeholder text:placeholder-type="text">&lt;/for&gt;</text:placeholder><text:bookmark-end text:name="__DdeLink__7238_3419059282"/></text:p>
      <text:p text:style-name="P6"><text:s text:c="7"/></text:p>
      <text:p text:style-name="P19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0"><text:tab/></text:p>
      <text:p text:style-name="P7"/>
      <text:p text:style-name="P5"><text:span text:style-name="T14">Documento </text:span><text:bookmark-start text:name="__DdeLink__1831_38469859251"/><text:span text:style-name="T14">g</text:span><text:bookmark-end text:name="__DdeLink__1831_38469859251"/><text:span text:style-name="T9">erado</text:span><text:bookmark-start text:name="__DdeLink__7485_3419059282"/><text:span text:style-name="T9"> </text:span><text:span text:style-name="T15">a</text:span><text:span text:style-name="T8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8"><text:placeholder text:placeholder-type="text">&lt;/if&gt;</text:placeholder></text:p>
      <text:p text:style-name="P3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51f3e1" style:font-size-asian="14pt" style:font-weight-asian="bold" style:font-size-complex="14pt"/>
    </style:style>
    <style:style style:name="MP2" style:family="paragraph" style:parent-style-name="Table_20_Contents">
      <style:text-properties fo:language="pt" fo:country="BR" officeooo:paragraph-rsid="0051f3e1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51f3e1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51f3e1" officeooo:paragraph-rsid="0051f3e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4ffce1" style:font-name-asian="Calibri1" style:font-name-complex="Times New Roman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EQUIVALÊNCIA</text:p>
            </table:table-cell>
          </table:table-row>
        </table:table>
        <text:p text:style-name="MP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23:29:36.912248584</meta:creation-date>
    <dc:date>2024-08-08T21:37:43.184391441</dc:date>
    <meta:editing-duration>PT2H8M25S</meta:editing-duration>
    <meta:editing-cycles>45</meta:editing-cycles>
    <meta:generator>LibreOffice/6.4.7.2$Linux_X86_64 LibreOffice_project/40$Build-2</meta:generator>
    <meta:document-statistic meta:table-count="3" meta:image-count="1" meta:object-count="0" meta:page-count="1" meta:paragraph-count="21" meta:word-count="97" meta:character-count="914" meta:non-whitespace-character-count="827"/>
  </office:meta>
</office:document-meta>
</file>